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E00000069213366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54cm" svg:height="2.959cm" svg:x="1.841cm" svg:y="1.813cm">
          <draw:image xlink:href="Pictures/100000000000007E00000069213366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23T14:03:37</meta:creation-date>
    <dc:creator>Jussi Eloranta</dc:creator>
    <dc:date>2008-05-23T14:04:24</dc:date>
    <meta:editing-cycles>1</meta:editing-cycles>
    <meta:editing-duration>PT4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